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611" officeooo:paragraph-rsid="001cf611"/>
    </style:style>
    <style:style style:name="P2" style:family="paragraph" style:parent-style-name="Standard">
      <style:text-properties fo:font-weight="bold" officeooo:rsid="001cf611" officeooo:paragraph-rsid="001cf611" style:font-weight-asian="bold" style:font-weight-complex="bold"/>
    </style:style>
    <style:style style:name="P3" style:family="paragraph" style:parent-style-name="Standard">
      <style:text-properties fo:font-weight="normal" officeooo:rsid="001cf611" officeooo:paragraph-rsid="001cf61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1 oct 2019 4:30pm</text:p>
      <text:p text:style-name="P1"><text:a xlink:type="simple" xlink:href="https://developer.android.com/studio/command-line/adb.html">https://developer.android.com/studio/command-line/adb.html</text:a></text:p>
      <text:p text:style-name="P1"><text:a xlink:type="simple" xlink:href="https://developer.android.com/guide/components/fundamentals">https://developer.android.com/guide/components/fundamentals</text:a></text:p>
      <text:p text:style-name="P1"><text:a xlink:type="simple" xlink:href="https://www.edureka.co/blog/android-sdk-tutorial/">https://www.edureka.co/blog/android-sdk-tutorial/</text:a></text:p>
      <text:p text:style-name="P2"><text:a xlink:type="simple" xlink:href="https://www.androidauthority.com/how-to-install-android-sdk-software-development-kit-21137/">https://www.androidauthority.com/how-to-install-android-sdk-software-development-kit-21137/</text:a></text:p>
      <text:p text:style-name="P3"><text:a xlink:type="simple" xlink:href="https://www.androidauthority.com/android-sdk-tutorial-beginners-634376/">https://www.androidauthority.com/android-sdk-tutorial-beginners-634376/</text:a></text:p>
      <text:p text:style-name="P3"><text:a xlink:type="simple" xlink:href="http://www.androiddocs.com/sdk/">http://www.androiddocs.com/sdk/</text:a></text:p>
      <text:p text:style-name="P3"/>
      <text:p text:style-name="P3"><text:a xlink:type="simple" xlink:href="https://developer.android.com/studio/intro/?gclid=Cj0KCQjwjOrtBRCcARIsAEq4rW5dHOvz8ynQDz_uBIVWLvl_JaNnjnnhcG6_0FKdhxOc1OFnjABVAGIaAmpEEALw_wcB">https://developer.android.com/studio/intro/?gclid=Cj0KCQjwjOrtBRCcARIsAEq4rW5dHOvz8ynQDz_uBIVWLvl_JaNnjnnhcG6_0FKdhxOc1OFnjABVAGIaAmpEEALw_wcB</text:a></text:p>
      <text:p text:style-name="P3"><text:a xlink:type="simple" xlink:href="https://developer.android.com/studio/intro/update">https://developer.android.com/studio/intro/update</text:a></text:p>
      <text:p text:style-name="P3"><text:a xlink:type="simple" xlink:href="https://developer.android.com/studio/run/emulator.html">https://developer.android.com/studio/run/emulator.html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6:20:08.454723340</meta:creation-date>
    <dc:date>2019-10-31T16:24:17.980300487</dc:date>
    <meta:editing-duration>P0D</meta:editing-duration>
    <meta:editing-cycles>1</meta:editing-cycles>
    <meta:document-statistic meta:table-count="0" meta:image-count="0" meta:object-count="0" meta:page-count="1" meta:paragraph-count="10" meta:word-count="13" meta:character-count="622" meta:non-whitespace-character-count="619"/>
    <meta:generator>LibreOffice/4.2.8.2$Linux_X86_64 LibreOffice_project/420m0$Build-2</meta:generator>
  </office:meta>
</office:document-meta>
</file>